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SpringRuleTests.verifyNumParameterizedRu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pringRuleTests.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pringRuleTests.employe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SpringRuleTests.verifyPetAnd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